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3024in" svg:height="5.7984in" svg:x="3.8535in" svg:y="1.2236in">
            <draw:object draw:notify-on-update-of-ranges="Sheet1.A2:Sheet1.A4 Sheet1.B3:Sheet1.E3 Sheet1.A6:Sheet1.A6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, торр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f(x) = 484.46076 x + 0.424096</text:p>
          </table:table-cell>
        </table:table-row>
        <table:table-row table:style-name="ro1">
          <table:table-cell office:value-type="string" calcext:value-type="string">
            <text:p>1/P, 1/торр</text:p>
          </table:table-cell>
          <table:table-cell table:formula="of:=1/[.B2]" office:value-type="float" office:value="0.025" calcext:value-type="float">
            <text:p>0.025</text:p>
          </table:table-cell>
          <table:table-cell table:formula="of:=1/[.C2]" office:value-type="float" office:value="0.0142857142857143" calcext:value-type="float">
            <text:p>0.0142857142857143</text:p>
          </table:table-cell>
          <table:table-cell table:formula="of:=1/[.D2]" office:value-type="float" office:value="0.01" calcext:value-type="float">
            <text:p>0.01</text:p>
          </table:table-cell>
          <table:table-cell table:formula="of:=1/[.E2]" office:value-type="float" office:value="0.00769230769230769" calcext:value-type="float">
            <text:p>0.00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, см^2/c</text:p>
          </table:table-cell>
          <table:table-cell office:value-type="float" office:value="12.6" calcext:value-type="float">
            <text:p>12.6</text:p>
          </table:table-cell>
          <table:table-cell office:value-type="float" office:value="7.2" calcext:value-type="float">
            <text:p>7.2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 от 1/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45:17.910345248</meta:creation-date>
    <dc:date>2025-03-05T14:54:25.023307553</dc:date>
    <meta:editing-duration>PT9M7S</meta:editing-duration>
    <meta:editing-cycles>1</meta:editing-cycles>
    <meta:generator>LibreOffice/24.8.2.1$Linux_X86_64 LibreOffice_project/480$Build-1</meta:generator>
    <meta:document-statistic meta:table-count="1" meta:cell-count="1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percentage" chart:error-percentage="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percentage" chart:error-percentage="3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0" style:family="chart">
      <style:chart-properties chart:error-upper-indicator="true" chart:error-lower-indicator="true" chart:error-category="percentage" chart:error-percentage="3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6.169cm" svg:height="14.729cm" xlink:href=".." xlink:type="simple" chart:class="chart:scatter" chart:style-name="ch1">
        <chart:legend chart:legend-position="end" svg:x="22.09cm" svg:y="6.723cm" style:legend-expansion="high" chart:style-name="ch2"/>
        <chart:plot-area chart:style-name="ch3" table:cell-range-address="Sheet1.A2:Sheet1.A4 Sheet1.B3:Sheet1.E4 Sheet1.A6:Sheet1.A6" chart:data-source-has-labels="both" svg:x="1.601cm" svg:y="0.294cm" svg:width="19.966cm" svg:height="13.093cm">
          <chart:coordinate-region svg:x="2.261cm" svg:y="0.541cm" svg:width="18.847cm" svg:height="12.106cm"/>
          <chart:axis chart:dimension="x" chart:name="primary-x" chart:style-name="ch4" chartooo:axis-type="auto">
            <chart:title svg:x="10.686cm" svg:y="13.682cm" chart:style-name="ch5">
              <text:p><text:span text:style-name="T1">1/P, 1/торр</text:span></text:p>
            </chart:title>
            <chart:categories table:cell-range-address="Sheet1.A2:Sheet1.A4"/>
          </chart:axis>
          <chart:axis chart:dimension="y" chart:name="primary-y" chart:style-name="ch4">
            <chart:title svg:x="0.451cm" svg:y="7.616cm" chart:style-name="ch6">
              <text:p><text:span text:style-name="T1">D, см^2/с</text:span></text:p>
            </chart:title>
            <chart:grid chart:style-name="ch7" chart:class="major"/>
          </chart:axis>
          <chart:series chart:style-name="ch8" chart:values-cell-range-address="Sheet1.B4:Sheet1.E4" chart:label-cell-address="Sheet1.A6:Sheet1.A6" chart:class="chart:scatter">
            <chart:domain table:cell-range-address="Sheet1.B3:Sheet1.E3"/>
            <chart:regression-curve chart:style-name="ch9"/>
            <chart:error-indicator chart:style-name="ch10" chart:dimension="x"/>
            <chart:error-indicator chart:style-name="ch10" chart:dimension="y"/>
            <chart:data-point chart:repeated="3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, торр</text:p>
                <draw:g>
                  <svg:desc>Sheet1.A2:Sheet1.A4</svg:desc>
                </draw:g>
              </table:table-cell>
              <table:table-cell office:value-type="string">
                <text:p>1/P, 1/торр</text:p>
              </table:table-cell>
              <table:table-cell office:value-type="string">
                <text:p>D, см^2/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25">
                <text:p>0.025</text:p>
                <draw:g>
                  <svg:desc>Sheet1.B3:Sheet1.E3</svg:desc>
                </draw:g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1">
                <text:p>0.01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string">
                <text:p>D от 1/P</text:p>
                <draw:g>
                  <svg:desc>Sheet1.A6:Sheet1.A6</svg:desc>
                </draw:g>
              </table:table-cell>
              <table:table-cell office:value-type="float" office:value="12.6">
                <text:p>12.6</text:p>
                <draw:g>
                  <svg:desc>Sheet1.B4:Sheet1.E4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5.2">
                <text:p>5.2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